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WarningsTest.ign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ationWarningsTest.pay_attention_to_compilation_warnings_and_JDK_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ilationWarningsTest.heap_pollution_JDK7plus_warning_avoided_BUT_now_unchecked_generic_array_creation_warnings_ON_JDK5plus_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ilationWarningsTest.no_warnings_for_most_common_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CompilationWarningsTest.unchecked_confusing_null_argument_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ilationWarningsTest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